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465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mind my manners and am very pol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rmalcy is in the eye of the behold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give up too easi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been accused of being a perfection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ant to help stray pets find their old home or a new 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thing beats the feeling of suc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insist on making my own decisions, but do so only when I'm good and read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difficult to get along with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know for a fact that "it's always darkest just before the dawn"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ve trouble saving mone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"walk on the sunnyside of life"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 my best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break the rule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span text:style-name="T1">I am not afraid to occasionally </text:span>cut corn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re about other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now how to get the things I ne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's important to know the rules, even if you are going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“The wealthiest person is a pauper at times, compared to a man with a satisfied mind”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dventurous and love to try new thing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be flexible, but can be a bit stubborn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riety is the spice of lif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lot of anxie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tional decisions are best, and they require the absolute tru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be honest, fair, and impart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value excitement and am not afraid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emotional, but can be very logical at tim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imes I care more for others than I do for myse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ople sometimes tell me I should get out mo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believe ideals can make us better peo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y my very closest friends have seen my vulnerable si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to keep up with how my friends are do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ove to dive deeply into interesting top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brutally honest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's nice to have some control over the work I am do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 not like to joke a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be competitive at ti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like to push myself to the limits of my capabilit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twote-118_items-0'.A6:'twote-118_items-0'.B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3:35:14.870227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1T14:44:30.481543358</dc:date>
    <meta:editing-duration>PT1H12M46S</meta:editing-duration>
    <meta:editing-cycles>54</meta:editing-cycles>
    <meta:document-statistic meta:table-count="1" meta:cell-count="216" meta:object-count="0"/>
  </office:meta>
</office:document-meta>
</file>